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ayne Hancock - Brand New Cadillac</text:p>
      <text:p text:style-name="Preformatted_20_Text"/>
      <text:p text:style-name="Preformatted_20_Text">E</text:p>
      <text:p text:style-name="Preformatted_20_Text">Well my baby pulled up in a brand new Cadillac</text:p>
      <text:p text:style-name="Preformatted_20_Text">A E</text:p>
      <text:p text:style-name="Preformatted_20_Text">I said “Jesus baby where’d you get that brand new Cadillac”</text:p>
      <text:p text:style-name="Preformatted_20_Text">B7 A</text:p>
      <text:p text:style-name="Preformatted_20_Text">She said "Balls to you Daddy</text:p>
      <text:p text:style-name="Preformatted_20_Text">NC E</text:p>
      <text:p text:style-name="Preformatted_20_Text">I ain't ever comin’ back”</text:p>
      <text:p text:style-name="Preformatted_20_Text"/>
      <text:p text:style-name="Preformatted_20_Text">E</text:p>
      <text:p text:style-name="Preformatted_20_Text">Baby baby won't you hear my plea</text:p>
      <text:p text:style-name="Preformatted_20_Text">A E</text:p>
      <text:p text:style-name="Preformatted_20_Text">C'mon sugar won’t you hear my plea</text:p>
      <text:p text:style-name="Preformatted_20_Text">B7 A</text:p>
      <text:p text:style-name="Preformatted_20_Text">It ain’t doin’ no good now</text:p>
      <text:p text:style-name="Preformatted_20_Text">NC E</text:p>
      <text:p text:style-name="Preformatted_20_Text">She ain't commin back to me</text:p>
      <text:p text:style-name="Preformatted_20_Text"/>
      <text:p text:style-name="Preformatted_20_Text">SOLO: Hope you have a trumpet, steal guitar, and a lot of talent.</text:p>
      <text:p text:style-name="Preformatted_20_Text"/>
      <text:p text:style-name="Preformatted_20_Text">E</text:p>
      <text:p text:style-name="Preformatted_20_Text">Baby baby won’t you hear my plea</text:p>
      <text:p text:style-name="Preformatted_20_Text">A E</text:p>
      <text:p text:style-name="Preformatted_20_Text">Come on baby won’t you hear my plea</text:p>
      <text:p text:style-name="Preformatted_20_Text">B7 A</text:p>
      <text:p text:style-name="Preformatted_20_Text">Forget about it daddy</text:p>
      <text:p text:style-name="Preformatted_20_Text">NC E</text:p>
      <text:p text:style-name="Preformatted_20_Text">She ain't coming back to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26" meta:word-count="124" meta:character-count="527"/>
    <meta:generator>OpenOffice.org/3.0$Unix OpenOffice.org_project/300m15$Build-9379</meta:generator>
  </office:meta>
</office:document-meta>
</file>